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calameo.com/books/0076102800d74812958a4" text:style-name="Internet_20_link" text:visited-style-name="Visited_20_Internet_20_Link">https://www.calameo.com/books/0076102800d74812958a4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7:39:29.904449901</meta:creation-date>
    <dc:date>2026-01-13T17:40:02.373675320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51" meta:non-whitespace-character-count="51"/>
    <meta:generator>LibreOffice/24.2.7.2$Linux_X86_64 LibreOffice_project/420$Build-2</meta:generator>
  </office:meta>
</office:document-meta>
</file>